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svg:stroke-color="#383d3c" draw:marker-start-width="0.275cm" draw:marker-end-width="0.275cm" draw:fill="gradient" draw:fill-gradient-name="Plein_20_bleu" draw:gradient-step-count="0" draw:textarea-vertical-align="middle" draw:auto-grow-height="false" fo:min-height="1.21cm" fo:padding-top="0.15cm" fo:padding-bottom="0.15cm" fo:padding-left="0.275cm" fo:padding-right="0.275cm" loext:decorative="false"/>
    </style:style>
    <style:style style:name="P1" style:family="paragraph">
      <loext:graphic-properties draw:fill="gradient" draw:fill-gradient-name="Plein_20_bleu" draw:gradient-step-count="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249cm" svg:height="1.799cm" draw:transform="rotate (-3.14159265358979) translate (0.3cm 1.9cm)" svg:viewBox="0 0 250 1800" draw:points="125,0 250,500 250,650 181,650 167,1800 83,1800 69,650 0,650 0,50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35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12-06T06:55:25.618118343</dc:date>
    <dc:creator>Marc</dc:creator>
    <meta:editing-duration>PT1H53M11S</meta:editing-duration>
    <meta:editing-cycles>24</meta:editing-cycles>
    <meta:generator>LibreOffice/24.2.7.2$Linux_X86_64 LibreOffice_project/420$Build-2</meta:generator>
    <meta:document-statistic meta:object-count="1"/>
  </office:meta>
</office:document-meta>
</file>